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1-title">
      <style:graphic-properties fo:min-height="1.328cm" loext:decorative="false"/>
      <style:paragraph-properties style:writing-mode="lr-tb"/>
    </style:style>
    <style:style style:name="pr2" style:family="presentation" style:parent-style-name="Blue_5f_Curve1-outline1">
      <style:graphic-properties fo:min-height="0.101cm" loext:decorative="false"/>
      <style:paragraph-properties style:writing-mode="lr-tb"/>
    </style:style>
    <style:style style:name="pr3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1_5f_-title">
      <style:graphic-properties fo:min-height="1.328cm" loext:decorative="false"/>
      <style:paragraph-properties style:writing-mode="lr-tb"/>
    </style:style>
    <style:style style:name="pr5" style:family="presentation" style:parent-style-name="Blue_5f_Curve1_5f_-outline1">
      <style:graphic-properties fo:min-height="0.101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8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2pt" fo:language="en" fo:country="US" style:font-size-asian="32pt" style:font-size-complex="32pt"/>
    </style:style>
    <style:style style:name="T4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6" style:family="text">
      <style:text-properties fo:font-size="26pt" fo:language="en" fo:country="US" style:font-size-asian="26pt" style:font-size-complex="26pt"/>
    </style:style>
    <style:style style:name="T7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8" style:family="text">
      <style:text-properties style:text-line-through-style="none" style:text-line-through-type="none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<text:span text:style-name="T1">Workshop: Broken Access Acontrol</text:span></text:p>
          </draw:text-box>
        </draw:frame>
        <draw:frame presentation:style-name="pr2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2">This workshop is interactive:</text:span></text:p>
                <text:list>
                  <text:list-item>
                    <text:p><text:span text:style-name="T3">I prepared a website as a training lab</text:span></text:p>
                  </text:list-item>
                  <text:list-item>
                    <text:p><text:span text:style-name="T3">You interact with the website via your </text:span><text:span text:style-name="T4">laptop</text:span></text:p>
                  </text:list-item>
                  <text:list-item>
                    <text:p><text:span text:style-name="T5">No special tools necessary</text:span></text:p>
                  </text:list-item>
                </text:list>
                <text:p><text:span text:style-name="T6"/></text:p>
              </text:list-item>
              <text:list-item>
                <text:p><text:span text:style-name="T2">Recommendation: Use </text:span><text:span text:style-name="T7">Firefox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_5f_" presentation:presentation-page-layout-name="AL1T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<text:span text:style-name="T1">Workshop: Broken Access Acontrol</text:span>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Goal: Find the „Flag“</text:span></text:p>
                <text:list>
                  <text:list-item>
                    <text:p><text:span text:style-name="T3">The „Flag“ is a text string</text:span></text:p>
                    <text:list>
                      <text:list-item>
                        <text:p><text:span text:style-name="T3">Format: </text:span><text:span text:style-name="T8">ccc{usu4lly_s0m3_L33tsp3ak}</text:span></text:p>
                      </text:list-item>
                    </text:list>
                  </text:list-item>
                  <text:list-item>
                    <text:p><text:span text:style-name="T3">You can only read it if you found and used the security problem</text:span></text:p>
                  </text:list-item>
                  <text:list-item>
                    <text:p><text:span text:style-name="T3">You can read it?</text:span><text:span text:style-name="T3"><text:line-break/></text:span><text:span text:style-name="T3">→ That is proof that you solved the tas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_5f_" presentation:presentation-page-layout-name="AL2T3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<text:span text:style-name="T1">Workshop: Broken Access Acontrol</text:span></text:p>
          </draw:text-box>
        </draw:frame>
        <draw:frame presentation:style-name="pr5" draw:text-style-name="P1" draw:layer="layout" svg:width="12.687cm" svg:height="10cm" svg:x="1cm" svg:y="3cm" presentation:class="outline">
          <draw:text-box>
            <text:list text:style-name="L2">
              <text:list-header>
                <text:p><text:span text:style-name="T6">Please DO</text:span></text:p>
                <text:list>
                  <text:list-item>
                    <text:p><text:span text:style-name="T9">find in</text:span><text:span text:style-name="T9"><text:line-break/></text:span><text:span text:style-name="T9">g</text:span><text:span text:style-name="T10">roups of 3 people</text:span><text:span text:style-name="T9"> (+-2)</text:span></text:p>
                  </text:list-item>
                  <text:list-item>
                    <text:p><text:span text:style-name="T9">Be excellent to your group members</text:span></text:p>
                  </text:list-item>
                  <text:list-item>
                    <text:p><text:span text:style-name="T9">Ask me questions when in doubt</text:span></text:p>
                  </text:list-item>
                </text:list>
              </text:list-header>
            </text:list>
          </draw:text-box>
        </draw:frame>
        <draw:frame presentation:style-name="pr8" draw:layer="layout" svg:width="12.687cm" svg:height="10cm" svg:x="14.322cm" svg:y="3cm" presentation:class="outline" presentation:user-transformed="true">
          <draw:text-box>
            <text:list text:style-name="L2">
              <text:list-header>
                <text:p><text:span text:style-name="T11">Please DON’T</text:span></text:p>
                <text:list>
                  <text:list-item>
                    <text:p><text:span text:style-name="T12">(D)DOS challenges</text:span></text:p>
                  </text:list-item>
                  <text:list-item>
                    <text:p><text:span text:style-name="T12">Spoil solutions outside of your group</text:span></text:p>
                  </text:list-item>
                </text:list>
                <text:p><text:span text:style-name="T11"/></text:p>
              </text:list-header>
              <text:list-item>
                <text:p><text:span text:style-name="T11">ALL passwords are either not set or 64 random chars</text:span></text:p>
                <text:list>
                  <text:list-item>
                    <text:p><text:span text:style-name="T12">No guessing, enumerating, bruteforcing possible</text:span><text:span text:style-name="T12"><text:line-break/></text:span><text:span text:style-name="T12">(and not necessary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_5f_" presentation:presentation-page-layout-name="AL1T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<text:span text:style-name="T1">Workshop: Broken Access Acontrol</text:span>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13">At the end:</text:span></text:p>
              </text:list-header>
              <text:list-item>
                <text:p><text:span text:style-name="T13">PLEASE GIMME FEEDBACK</text:span></text:p>
                <text:list>
                  <text:list-item>
                    <text:p><text:span text:style-name="T13">This whole thing is part of my masters degree, I need a chapter about eval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_5f_" presentation:presentation-page-layout-name="AL1T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<text:span text:style-name="T1">Workshop: Broken Access Acontrol</text:span>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2">1. </text:span><text:span text:style-name="T2"><text:a xlink:href="https://39c3.derhorst.xyz/" xlink:type="simple">https://39c3.derhorst.xyz</text:a></text:span></text:p>
              </text:list-header>
              <text:list-item>
                <text:p><text:span text:style-name="T2">2. start your personal instance</text:span></text:p>
              </text:list-item>
              <text:list-item>
                <text:p><text:span text:style-name="T2">3. URL may </text:span><text:span text:style-name="T7">be shared within team</text:span></text:p>
              </text:list-item>
              <text:list-item>
                <text:p><text:span text:style-name="T13">4. …?</text:span></text:p>
              </text:list-item>
              <text:list-item>
                <text:p><text:span text:style-name="T13">5. profit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_5f_" presentation:presentation-page-layout-name="AL1T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<text:span text:style-name="T1">Workshop: Broken Access Acontrol</text:span>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13">PLEASE GIMME FEEDBACK</text:span></text:p>
                <text:list>
                  <text:list-item>
                    <text:p><text:span text:style-name="T13">This whole thing is part of my masters degree, I need a chapter about evaluation.</text:span></text:p>
                  </text:list-item>
                  <text:list-item>
                    <text:p><text:span text:style-name="T13">https://feedback.derhorst.xyz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16:56:11.396090484</meta:creation-date>
    <dc:description>This work is licensed under a Creative Commons 0 License.
It makes use of the works of kka_libo_design@ashisuto.co.jp.</dc:description>
    <meta:generator>LibreOffice/25.2.7.2$Linux_X86_64 LibreOffice_project/520$Build-2</meta:generator>
    <dc:title>Blue Curve</dc:title>
    <meta:editing-duration>PT26M53S</meta:editing-duration>
    <meta:editing-cycles>5</meta:editing-cycles>
    <dc:date>2025-12-29T01:38:47.841447049</dc:date>
    <meta:document-statistic meta:object-count="73"/>
  </office:meta>
</office:document-meta>
</file>